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7-14_12-24-42_000.jpg</text:p>
          </table:table-cell>
          <table:table-cell table:style-name="ce19" office:value-type="string">
            <text:p>:m RES 1*2 / free# JVEMV6 68#_39:1 / 68. theoretical-physics(tp) / w=(x^3+a*x^2+b*x+c=0);(y=u+v);,topics=~,other=~,s=~,i=~,doc=r-3-1~4</text:p>
          </table:table-cell>
          <table:table-cell table:style-name="ce4"/>
          <table:table-cell table:style-name="ce4"/>
          <table:table-cell table:style-name="ce4" office:value-type="string">
            <text:p>N-35-35-22.984313 E-139-34-49.654541</text:p>
          </table:table-cell>
          <table:table-cell table:style-name="ce38" table:formula="of:=IF([.E2]=&quot;&quot;;[.C2];CONCATENATE([.C2];&quot; / &quot;;[.E2]))" office:value-type="string" office:string-value=":m RES 1*2 / free# JVEMV6 68#_39:1 / 68. theoretical-physics(tp) / w=(x^3+a*x^2+b*x+c=0);(y=u+v);,topics=~,other=~,s=~,i=~,doc=r-3-1~4">
            <text:p>:m RES 1*2 / free# JVEMV6 68#_39:1 / 68. theoretical-physics(tp) / w=(x^3+a*x^2+b*x+c=0);(y=u+v);,topics=~,other=~,s=~,i=~,doc=r-3-1~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7-14_12-25-05_000.jpg</text:p>
          </table:table-cell>
          <table:table-cell table:style-name="ce4" office:value-type="string">
            <text:p>:m RES 2*2 / free# JVEMV6 68#_39:1 / 68. theoretical-physics(tp) / w=(z^3=1);,topics=３次方程式の解、の公式,other=~,s=~,i=~,doc=~r-3-1~4</text:p>
          </table:table-cell>
          <table:table-cell table:style-name="ce4"/>
          <table:table-cell table:style-name="ce4"/>
          <table:table-cell table:style-name="ce4" office:value-type="string">
            <text:p>N-35-35-24.549865 E-139-34-55.477294</text:p>
          </table:table-cell>
          <table:table-cell table:style-name="ce38" table:formula="of:=IF([.E3]=&quot;&quot;;[.C3];CONCATENATE([.C3];&quot; / &quot;;[.E3]))" office:value-type="string" office:string-value=":m RES 2*2 / free# JVEMV6 68#_39:1 / 68. theoretical-physics(tp) / w=(z^3=1);,topics=３次方程式の解、の公式,other=~,s=~,i=~,doc=~r-3-1~4">
            <text:p>:m RES 2*2 / free# JVEMV6 68#_39:1 / 68. theoretical-physics(tp) / w=(z^3=1);,topics=３次方程式の解、の公式,other=~,s=~,i=~,doc=~r-3-1~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7-14_12-46-43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4.591064 E-139-34-55.037841</text:p>
          </table:table-cell>
          <table:table-cell table:style-name="ce38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7-14_15-44-20_000.jpg</text:p>
          </table:table-cell>
          <table:table-cell table:style-name="ce20" office:value-type="string">
            <text:p>:m :th / topic=物理学、数学と、歴史、哲学との違いについて / content=物質世界を直接に変化させるには、物理・数学が必要;歴史・哲学は、間接的 / lang=ja</text:p>
          </table:table-cell>
          <table:table-cell table:style-name="ce20"/>
          <table:table-cell table:style-name="ce4"/>
          <table:table-cell table:style-name="ce4" office:value-type="string">
            <text:p>N-35-35-22.984313 E-139-34-49.654541</text:p>
          </table:table-cell>
          <table:table-cell table:style-name="ce38" table:formula="of:=IF([.E5]=&quot;&quot;;[.C5];CONCATENATE([.C5];&quot; / &quot;;[.E5]))" office:value-type="string" office:string-value=":m :th / topic=物理学、数学と、歴史、哲学との違いについて / content=物質世界を直接に変化させるには、物理・数学が必要;歴史・哲学は、間接的 / lang=ja">
            <text:p>:m :th / topic=物理学、数学と、歴史、哲学との違いについて / content=物質世界を直接に変化させるには、物理・数学が必要;歴史・哲学は、間接的 / lang=ja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7-14_15-44-46_000.jpg</text:p>
          </table:table-cell>
          <table:table-cell table:style-name="ce20" office:value-type="string">
            <text:p>:m RES 1*3 / free# JVEMV6 68#_39:2 / 68. theoretical-physics(tp) / w=(外積代数);(α∧α=0);(m_1=-m_2);,topics=~,other=orig+,s=~,i=~,doc=~~r-3-1~5</text:p>
          </table:table-cell>
          <table:table-cell table:style-name="ce19"/>
          <table:table-cell table:style-name="ce4"/>
          <table:table-cell table:style-name="ce4" office:value-type="string">
            <text:p>N-35-35-22.984313 E-139-34-49.654541</text:p>
          </table:table-cell>
          <table:table-cell table:style-name="ce38" table:formula="of:=IF([.E6]=&quot;&quot;;[.C6];CONCATENATE([.C6];&quot; / &quot;;[.E6]))" office:value-type="string" office:string-value=":m RES 1*3 / free# JVEMV6 68#_39:2 / 68. theoretical-physics(tp) / w=(外積代数);(α∧α=0);(m_1=-m_2);,topics=~,other=orig+,s=~,i=~,doc=~~r-3-1~5">
            <text:p>:m RES 1*3 / free# JVEMV6 68#_39:2 / 68. theoretical-physics(tp) / w=(外積代数);(α∧α=0);(m_1=-m_2);,topics=~,other=orig+,s=~,i=~,doc=~~r-3-1~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7-14_15-45-03_000.jpg</text:p>
          </table:table-cell>
          <table:table-cell table:style-name="ce17" office:value-type="string">
            <text:p>:m RES 2*3 / free# JVEMV6 68#_39:2 / 68. theoretical-physics(tp) / w=(外積代数);(α∧α=0);(m_1=-m_2);,topics=~,other=orig+,s=~,i=~,doc=~~r-3-1~5</text:p>
          </table:table-cell>
          <table:table-cell table:style-name="ce20"/>
          <table:table-cell table:style-name="ce4"/>
          <table:table-cell table:style-name="ce4" office:value-type="string">
            <text:p>N-35-35-24.549865 E-139-34-55.477294</text:p>
          </table:table-cell>
          <table:table-cell table:style-name="ce38" table:formula="of:=IF([.E7]=&quot;&quot;;[.C7];CONCATENATE([.C7];&quot; / &quot;;[.E7]))" office:value-type="string" office:string-value=":m RES 2*3 / free# JVEMV6 68#_39:2 / 68. theoretical-physics(tp) / w=(外積代数);(α∧α=0);(m_1=-m_2);,topics=~,other=orig+,s=~,i=~,doc=~~r-3-1~5">
            <text:p>:m RES 2*3 / free# JVEMV6 68#_39:2 / 68. theoretical-physics(tp) / w=(外積代数);(α∧α=0);(m_1=-m_2);,topics=~,other=orig+,s=~,i=~,doc=~~r-3-1~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7-14_15-45-24_000.jpg</text:p>
          </table:table-cell>
          <table:table-cell table:style-name="ce20" office:value-type="string">
            <text:p>:m RES 3*3 / free# JVEMV6 68#_39:2 / 68. theoretical-physics(tp) / w=(dim(∧^n(V))=_n.C_2);外積代数；(⊕^3.(i=0){∧^i(V)});,topics=~,other=~,s=~,i=~,doc=~~~r-3-1~5</text:p>
          </table:table-cell>
          <table:table-cell table:style-name="ce17"/>
          <table:table-cell table:style-name="ce4"/>
          <table:table-cell table:style-name="ce4" office:value-type="string">
            <text:p>N-35-35-28.202819 E-139-34-49.764404</text:p>
          </table:table-cell>
          <table:table-cell table:style-name="ce38" table:formula="of:=IF([.E8]=&quot;&quot;;[.C8];CONCATENATE([.C8];&quot; / &quot;;[.E8]))" office:value-type="string" office:string-value=":m RES 3*3 / free# JVEMV6 68#_39:2 / 68. theoretical-physics(tp) / w=(dim(∧^n(V))=_n.C_2);外積代数；(⊕^3.(i=0){∧^i(V)});,topics=~,other=~,s=~,i=~,doc=~~~r-3-1~5">
            <text:p>:m RES 3*3 / free# JVEMV6 68#_39:2 / 68. theoretical-physics(tp) / w=(dim(∧^n(V))=_n.C_2);外積代数；(⊕^3.(i=0){∧^i(V)});,topics=~,other=~,s=~,i=~,doc=~~~r-3-1~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7-14_21-11-50_000.jpg</text:p>
          </table:table-cell>
          <table:table-cell table:style-name="ce20" office:value-type="string">
            <text:p>:m 食べた物</text:p>
          </table:table-cell>
          <table:table-cell table:style-name="ce20"/>
          <table:table-cell table:style-name="ce4"/>
          <table:table-cell table:style-name="ce4" office:value-type="string">
            <text:p>N-35-35-21.418762 E-139-34-43.831787</text:p>
          </table:table-cell>
          <table:table-cell table:style-name="ce38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7-15_01-05-18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4"/>
          <table:table-cell table:style-name="ce4" office:value-type="string">
            <text:p>N-35-35-24.591064 E-139-34-55.037841</text:p>
          </table:table-cell>
          <table:table-cell table:style-name="ce38" table:formula="of:=IF([.E10]=&quot;&quot;;[.C10];CONCATENATE([.C10];&quot; / &quot;;[.E10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7-15_07-25-07_000.jpg</text:p>
          </table:table-cell>
          <table:table-cell table:style-name="ce17" office:value-type="string">
            <text:p>:m :th / topic=宗教と歴史について / content=宗教は、歴史から離れては、存在しえない；m_iを、n_jの歴史を持つ人々に持ってきても、m_iは、m_j`としてしか、存在しない（仮説） / lang=ja || :m :lets / action activity / やること / genre=自分が行う活動について / content=この地上を、万人が住みやすい場所にする</text:p>
          </table:table-cell>
          <table:table-cell table:style-name="ce20"/>
          <table:table-cell table:style-name="ce4"/>
          <table:table-cell table:style-name="ce4" office:value-type="string">
            <text:p>N-35-35-24.549865 E-139-34-55.477294</text:p>
          </table:table-cell>
          <table:table-cell table:style-name="ce38" table:formula="of:=IF([.E11]=&quot;&quot;;[.C11];CONCATENATE([.C11];&quot; / &quot;;[.E11]))" office:value-type="string" office:string-value=":m :th / topic=宗教と歴史について / content=宗教は、歴史から離れては、存在しえない；m_iを、n_jの歴史を持つ人々に持ってきても、m_iは、m_j`としてしか、存在しない（仮説） / lang=ja || :m :lets / action activity / やること / genre=自分が行う活動について / content=この地上を、万人が住みやすい場所にする">
            <text:p>:m :th / topic=宗教と歴史について / content=宗教は、歴史から離れては、存在しえない；m_iを、n_jの歴史を持つ人々に持ってきても、m_iは、m_j`としてしか、存在しない（仮説） / lang=ja || :m :lets / action activity / やること / genre=自分が行う活動について / content=この地上を、万人が住みやすい場所にする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7-15_07-26-40_000.jpg</text:p>
          </table:table-cell>
          <table:table-cell table:style-name="ce17" office:value-type="string">
            <text:p>:m :PHOTO 起きた時刻 / 2021</text:p>
          </table:table-cell>
          <table:table-cell table:style-name="ce17"/>
          <table:table-cell table:style-name="ce4"/>
          <table:table-cell table:style-name="ce4" office:value-type="string">
            <text:p>N-35-35-24.563598 E-139-34-55.257568</text:p>
          </table:table-cell>
          <table:table-cell table:style-name="ce38" table:formula="of:=IF([.E12]=&quot;&quot;;[.C12];CONCATENATE([.C12];&quot; / &quot;;[.E12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7-15_07-28-11_000.jpg</text:p>
          </table:table-cell>
          <table:table-cell table:style-name="ce17" office:value-type="string">
            <text:p>:PHOTO 記録用 / @自宅；東側；洗面所から見える；東の犬走り / 自然観察 / 花</text:p>
          </table:table-cell>
          <table:table-cell table:style-name="ce17"/>
          <table:table-cell table:style-name="ce4"/>
          <table:table-cell table:style-name="ce4" office:value-type="string">
            <text:p>N-35-35-29.411315 E-139-34-49.929199</text:p>
          </table:table-cell>
          <table:table-cell table:style-name="ce38" table:formula="of:=IF([.E13]=&quot;&quot;;[.C13];CONCATENATE([.C13];&quot; / &quot;;[.E13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20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7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:PHOTO 寝た時刻 / 2021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 office:value-type="string">
            <text:p>**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office:value-type="string">
            <text:p>:m :PHOTO 起きた時刻 / 2021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office:value-type="string">
            <text:p>:PHOTO 記録用 / @自宅；東側；洗面所から見える；東の犬走り / 自然観察 / 花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20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7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03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2">
            <text:p>3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5">2021/07/15</text:date>, <text:time>08:40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7-15T08:40:06.23</dc:date>
    <dc:creator>iwabuchi ken</dc:creator>
    <meta:editing-duration>P35DT2H58M55S</meta:editing-duration>
    <meta:editing-cycles>12933</meta:editing-cycles>
    <meta:document-statistic meta:table-count="1" meta:cell-count="362" meta:object-count="0"/>
  </office:meta>
</office:document-meta>
</file>